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1bef98" officeooo:paragraph-rsid="001bef98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bef98" officeooo:paragraph-rsid="001bef98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normal" officeooo:rsid="001bef98" officeooo:paragraph-rsid="001bef9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weight="normal" officeooo:rsid="001bef98" officeooo:paragraph-rsid="001bef98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1pt" fo:font-weight="normal" officeooo:rsid="001bef98" officeooo:paragraph-rsid="001bef98" style:font-size-asian="11pt" style:font-weight-asian="normal" style:font-size-complex="11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sub 58%"/>
    </style:style>
    <style:style style:name="T3" style:family="text">
      <style:text-properties style:text-position="super 58%" fo:font-style="italic" style:font-style-asian="italic" style:font-style-complex="italic"/>
    </style:style>
    <style:style style:name="T4" style:family="text">
      <style:text-properties style:text-position="super 58%" fo:font-size="11pt" fo:font-style="italic" style:font-size-asian="11pt" style:font-style-asian="italic" style:font-size-complex="11pt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size="11pt" officeooo:rsid="001d9ba6" style:font-size-asian="11pt" style:font-size-complex="11pt"/>
    </style:style>
    <style:style style:name="T8" style:family="text">
      <style:text-properties fo:font-size="11pt" fo:font-style="italic" style:font-size-asian="11pt" style:font-style-asian="italic" style:font-size-complex="11pt" style:font-style-complex="italic"/>
    </style:style>
    <style:style style:name="T9" style:family="text">
      <style:text-properties officeooo:rsid="001d9b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e Federal de Santa Catarina</text:p>
      <text:p text:style-name="P1">Centro Tecnológico</text:p>
      <text:p text:style-name="P1">Departamento de Informática e Estatística</text:p>
      <text:p text:style-name="P1">INE5413 – Grafos</text:p>
      <text:p text:style-name="P1">Graduando 1: Cainã Correa Caldas</text:p>
      <text:p text:style-name="P1">Graduando 2: Vinicius Guedes dos Santos</text:p>
      <text:p text:style-name="P1"/>
      <text:p text:style-name="P2">Atividade I</text:p>
      <text:p text:style-name="P4"/>
      <text:p text:style-name="P5">1 - Grafo) Para a primeira questão, que foi a elaboração da classe que representaria o grafo, utilizou-se duas estruturas de dados, uma delas sendo uma matriz de adjacências e outra uma lista com os rótulos dos vértices, nesta última estrutura, o índice da lista representa o vértice e o valor na posição o seu rótulo, além disso, também utilizou-se uma variável contendo o número de arestas do grafo. A estrutura de matriz foi escolhida pois ela tem complexida <text:span text:style-name="T1">O(1)</text:span> para todas as seguintes operações exigidas: "qtdVertices", "qtdArestas", "rotulo", "haAresta" e "peso", para as demais operações, "grau" e "vizinhos", a complexidade é <text:span text:style-name="T1">O(|V|)</text:span>, onde <text:span text:style-name="T1">|V|</text:span> é o número de vértices, apesar de estas duas últimas operacões terem complexidade maior, elas não são muito inferiores às suas versões realizadas em uma lista de adjacências, já que mesmo nesta, a custo da operação no pior caso também é <text:span text:style-name="T1">O(|V|)</text:span>.</text:p>
      <text:p text:style-name="P5"/>
      <text:p text:style-name="P5">2 – <text:span text:style-name="T9">Algoritmo de </text:span>Busca em largura) A segunda questão não exigiu muita criatividade quanto ao uso de estruturas de dados, visto que o acesso as estruturas C<text:span text:style-name="T2">v</text:span> (visitados), D<text:span text:style-name="T2">v</text:span> (distâncias) e A<text:span text:style-name="T2">v</text:span> (antecessores) é feito sempre através de índices, bastou utilizar o número do grafo como índice, assim, a complexidade para todas as operações realizadas neste algoritmo é <text:span text:style-name="T1">O(1)</text:span>, além disso, também foi utilizada uma pilha, que é própria do algoritmo, cuja complexidade de inserção e remoção também é <text:span text:style-name="T1">O(1)</text:span>.</text:p>
      <text:p text:style-name="P5"/>
      <text:p text:style-name="P5">3 – <text:span text:style-name="T9">Algoritmo de </text:span>Hierholzer) Neste algoritmo foi utilizada uma matriz indicar que arestas já haviam sido visitadas, está opção consome muita memória, porém tem complexidade <text:span text:style-name="T1">O(1)</text:span> tanto para alterações quanto para consultas a arestas específicas, portanto é muito eficiente. Para representar o ciclo, foi utilizada uma lista.</text:p>
      <text:p text:style-name="P5"/>
      <text:p text:style-name="P5">4 – <text:span text:style-name="T9">Algoritmo de </text:span>Dijkstra) Nesta questão, utilizou-se uma estrutura de heap binária para mais facilmente encontrar o vértice cuja distância da origem é a menor, como estrutura auxiliar, também foi utilizada uma lista que mapeia de D<text:span text:style-name="T2">v</text:span> (lista de distâncias) para a lista contendo a heap, de forma que seja possível manter a coerência entre elas. A complexidade da remoção do vertice de menor distância é <text:span text:style-name="T1">O(log n)</text:span>, que é mais eficiente do que <text:span text:style-name="T1">O(n)</text:span> que seria a complexidade caso se utiliza-se uma lista simples.</text:p>
      <text:p text:style-name="P5"/>
      <text:p text:style-name="P3"><text:span text:style-name="T6">5 – </text:span><text:span text:style-name="T7">Algoritmo de </text:span><text:span text:style-name="T6">Floyd-Warshall) Este algoritmo não requer nenhuma estrutura além da matriz que é própria dele, ainda assim, foi possivel fazer a seguinte otimização: Considerando que nunca é feita uma referência a matriz </text:span><text:span text:style-name="T8">d</text:span><text:span text:style-name="T4">(k-2)</text:span><text:span text:style-name="T6"> não há necessidade de se manter uma referência a todas as matrizes já criadas, portanto foi possivel utilizar apenas duas matrizes, uma delas mantém a matriz </text:span><text:span text:style-name="T8">d</text:span><text:span text:style-name="T4">(k)</text:span><text:span text:style-name="T6"> e a outra a matriz </text:span><text:span text:style-name="T8">d</text:span><text:span text:style-name="T4">(k-1)</text:span><text:span text:style-name="T6">, após uma iteração do primeiro laço, a matriz </text:span><text:span text:style-name="T8">d</text:span><text:span text:style-name="T4">(k-1)</text:span><text:span text:style-name="T6"> recebe o valor da matriz </text:span><text:span text:style-name="T8">d</text:span><text:span text:style-name="T4">(k)</text:span><text:span text:style-name="T6"> e a matriz </text:span><text:span text:style-name="T8">d</text:span><text:span text:style-name="T4">(k)</text:span><text:span text:style-name="T6"> é reinicializad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5:19:53.665409052</meta:creation-date>
    <dc:date>2019-09-16T16:14:02.087624686</dc:date>
    <meta:editing-duration>PT44M2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475" meta:character-count="2950" meta:non-whitespace-character-count="2482"/>
  </office:meta>
</office:document-meta>
</file>